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4.512cm" fo:min-width="26.223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925cm" fo:min-width="19.52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b4c7dc" draw:fill-color="#b4c7dc" draw:textarea-horizontal-align="justify" draw:textarea-vertical-align="middle" draw:auto-grow-height="false" fo:min-height="3.278cm" fo:min-width="7.879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cccccc" draw:textarea-horizontal-align="justify" draw:textarea-vertical-align="middle" draw:auto-grow-height="false" fo:min-height="1.514cm" fo:min-width="11.495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4.777cm" fo:min-width="56.9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ffffff" draw:opacity="0%" draw:textarea-horizontal-align="justify" draw:textarea-vertical-align="middle" draw:auto-grow-height="false" fo:min-height="1.48cm" fo:min-width="12.678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stroke-linejoin="round" svg:stroke-linecap="butt" draw:fill-color="#dddddd" draw:opacity="100%" draw:textarea-horizontal-align="justify" draw:textarea-vertical-align="middle" draw:auto-grow-height="false" fo:min-height="17.526cm" fo:min-width="23.665cm" loext:glow-radius="0cm" loext:decorative="false"/>
    </style:style>
    <style:style style:name="gr8" style:family="graphic" style:parent-style-name="standard">
      <style:graphic-properties svg:stroke-color="#ffffff" draw:stroke-linejoin="round" draw:fill-color="#ffffff" draw:opacity="0%" draw:textarea-horizontal-align="justify" draw:textarea-vertical-align="middle" draw:auto-grow-height="false" fo:min-height="2.484cm" fo:min-width="21.284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dddddd" draw:fill-color="#dddddd" draw:textarea-horizontal-align="justify" draw:textarea-vertical-align="middle" draw:auto-grow-height="false" fo:min-height="1.867cm" fo:min-width="7.614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426cm" fo:min-width="6.115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stroke-linejoin="round" svg:stroke-linecap="butt" draw:fill-color="#dddddd" draw:opacity="100%" draw:textarea-horizontal-align="justify" draw:textarea-vertical-align="middle" draw:auto-grow-height="false" fo:min-height="24.092cm" fo:min-width="44.568cm" loext:glow-radius="0cm" loext:decorative="fals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952cm" fo:min-width="19.52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dddddd" draw:fill-color="#dddddd" draw:textarea-horizontal-align="justify" draw:textarea-vertical-align="middle" draw:auto-grow-height="false" fo:min-height="1.885cm" fo:min-width="7.614cm" style:writing-mode="lr-tb" loext:decorative="false"/>
      <style:paragraph-properties style:writing-mode="lr-tb"/>
    </style:style>
    <style:style style:name="gr14" style:family="graphic" style:parent-style-name="standard">
      <style:graphic-properties svg:stroke-color="#dddddd" draw:fill-color="#dddddd" draw:textarea-horizontal-align="justify" draw:textarea-vertical-align="middle" draw:auto-grow-height="false" fo:min-height="1.884cm" fo:min-width="7.614cm" style:writing-mode="lr-tb" loext:decorative="false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2.951cm" fo:min-width="19.52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44cm" fo:min-width="9.555cm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000000" draw:stroke-linejoin="round" svg:stroke-linecap="butt" draw:fill-color="#dddddd" draw:opacity="100%" draw:textarea-horizontal-align="justify" draw:textarea-vertical-align="middle" draw:auto-grow-height="false" fo:min-height="24.003cm" fo:min-width="23.665cm" loext:glow-radius="0cm" loext:decorative="false"/>
    </style:style>
    <style:style style:name="gr18" style:family="graphic" style:parent-style-name="standard">
      <style:graphic-properties svg:stroke-color="#dddddd" draw:fill-color="#dddddd" draw:textarea-horizontal-align="justify" draw:textarea-vertical-align="middle" draw:auto-grow-height="false" fo:min-height="1.867cm" fo:min-width="11.583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ffffff" draw:opacity="0%" draw:textarea-horizontal-align="justify" draw:textarea-vertical-align="middle" draw:auto-grow-height="false" fo:min-height="1.48cm" fo:min-width="9.341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000000" draw:stroke-linejoin="round" svg:stroke-linecap="butt" draw:fill-color="#dddddd" draw:opacity="100%" draw:textarea-horizontal-align="justify" draw:textarea-vertical-align="middle" draw:auto-grow-height="false" fo:min-height="18.617cm" fo:min-width="44.568cm" loext:glow-radius="0cm" loext:decorative="false"/>
    </style:style>
    <style:style style:name="gr21" style:family="graphic" style:parent-style-name="standard">
      <style:graphic-properties svg:stroke-color="#dddddd" draw:fill-color="#dddddd" draw:textarea-horizontal-align="justify" draw:textarea-vertical-align="middle" draw:auto-grow-height="false" fo:min-height="1.885cm" fo:min-width="15.418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dddddd" draw:fill-color="#dddddd" draw:textarea-horizontal-align="justify" draw:textarea-vertical-align="middle" draw:auto-grow-height="false" fo:min-height="1.176cm" fo:min-width="7.614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ff0000" draw:fill-color="#ff0000" draw:textarea-horizontal-align="justify" draw:textarea-vertical-align="middle" draw:auto-grow-height="false" fo:min-height="1.839cm" fo:min-width="46.904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ffffff" draw:opacity="0%" draw:textarea-horizontal-align="justify" draw:textarea-vertical-align="middle" draw:auto-grow-height="false" fo:min-height="2.403cm" fo:min-width="20.278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4.511cm" fo:min-width="37.424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000000" draw:stroke-linejoin="round" svg:stroke-linecap="butt" draw:fill-color="#dddddd" draw:opacity="100%" draw:textarea-horizontal-align="justify" draw:textarea-vertical-align="middle" draw:auto-grow-height="false" fo:min-height="17.975cm" fo:min-width="44.568cm" loext:glow-radius="0cm" loext:decorative="false"/>
    </style:style>
    <style:style style:name="gr27" style:family="graphic" style:parent-style-name="standard">
      <style:graphic-properties svg:stroke-color="#dddddd" draw:fill-color="#dddddd" draw:textarea-horizontal-align="justify" draw:textarea-vertical-align="middle" draw:auto-grow-height="false" fo:min-height="2.065cm" fo:min-width="15.418cm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3.221cm" fo:min-width="19.52cm" style:writing-mode="lr-tb" loext:decorative="false"/>
      <style:paragraph-properties style:writing-mode="lr-tb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3.222cm" fo:min-width="19.52cm" style:writing-mode="lr-tb" loext:decorative="false"/>
      <style:paragraph-properties style:writing-mode="lr-tb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1.582cm" fo:min-width="9.555cm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dddddd" draw:fill-color="#dddddd" draw:textarea-horizontal-align="justify" draw:textarea-vertical-align="middle" draw:auto-grow-height="false" fo:min-height="2.064cm" fo:min-width="12.066cm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000000" draw:stroke-linejoin="round" svg:stroke-linecap="butt" draw:fill-color="#dddddd" draw:opacity="100%" draw:textarea-horizontal-align="justify" draw:textarea-vertical-align="middle" draw:auto-grow-height="false" fo:min-height="11.561cm" fo:min-width="44.568cm" loext:glow-radius="0cm" loext:decorative="false"/>
    </style:style>
    <style:style style:name="gr33" style:family="graphic" style:parent-style-name="standard">
      <style:graphic-properties svg:stroke-color="#dddddd" draw:fill-color="#dddddd" draw:textarea-horizontal-align="justify" draw:textarea-vertical-align="middle" draw:auto-grow-height="false" fo:min-height="2.065cm" fo:min-width="11.485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2.925cm" fo:min-width="13.698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000000" draw:fill-color="#cccccc" draw:textarea-horizontal-align="justify" draw:textarea-vertical-align="middle" draw:auto-grow-height="false" fo:min-height="28.06cm" fo:min-width="55.504cm" style:writing-mode="lr-tb" loext:decorative="false"/>
      <style:paragraph-properties style:writing-mode="lr-tb"/>
    </style:style>
    <style:style style:name="gr36" style:family="graphic" style:parent-style-name="standard">
      <style:graphic-properties svg:stroke-color="#000000" draw:fill-color="#729fcf" draw:textarea-horizontal-align="justify" draw:textarea-vertical-align="middle" draw:auto-grow-height="false" fo:min-height="2.307cm" fo:min-width="48.393cm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000000" draw:fill-color="#81d41a" draw:textarea-horizontal-align="justify" draw:textarea-vertical-align="middle" draw:auto-grow-height="false" fo:min-height="2.307cm" fo:min-width="3.381cm" style:writing-mode="lr-tb" loext:decorative="false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1.487cm" fo:min-width="1.434cm" style:writing-mode="lr-tb" loext:decorative="false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4.026cm" fo:min-width="46.616cm" style:writing-mode="lr-tb" loext:decorative="false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486cm" fo:min-width="1.434cm" style:writing-mode="lr-tb" loext:decorative="false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2.332cm" fo:min-width="46.616cm" style:writing-mode="lr-tb" loext:decorative="fals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4.873cm" fo:min-width="46.464cm" style:writing-mode="lr-tb" loext:decorative="false"/>
      <style:paragraph-properties style:writing-mode="lr-tb"/>
    </style:style>
    <style:style style:name="gr43" style:family="graphic" style:parent-style-name="standard">
      <style:graphic-properties svg:stroke-color="#000000" draw:fill-color="#dddddd" draw:textarea-horizontal-align="justify" draw:textarea-vertical-align="middle" draw:auto-grow-height="false" fo:min-height="3.322cm" fo:min-width="26.223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style:font-name="Arial" fo:font-size="44pt" style:font-size-asian="44pt" style:font-size-complex="44pt"/>
    </style:style>
    <style:style style:name="P2" style:family="paragraph">
      <loext:graphic-properties draw:fill-color="#dddddd"/>
      <style:paragraph-properties fo:text-align="center" style:writing-mode="lr-tb"/>
      <style:text-properties style:font-name="Arial" fo:font-size="44pt" style:font-size-asian="44pt" style:font-size-complex="44pt"/>
    </style:style>
    <style:style style:name="P3" style:family="paragraph">
      <style:paragraph-properties fo:text-align="center"/>
      <style:text-properties style:font-name="Arial" fo:font-size="24pt" style:font-size-asian="24pt" style:font-size-complex="24pt"/>
    </style:style>
    <style:style style:name="P4" style:family="paragraph">
      <loext:graphic-properties draw:fill-color="#ffffff"/>
      <style:paragraph-properties fo:text-align="center" style:writing-mode="lr-tb"/>
      <style:text-properties style:font-name="Arial" fo:font-size="24pt" style:font-size-asian="24pt" style:font-size-complex="24pt"/>
    </style:style>
    <style:style style:name="P5" style:family="paragraph">
      <loext:graphic-properties draw:fill-color="#b4c7dc"/>
      <style:paragraph-properties fo:text-align="center" style:writing-mode="lr-tb"/>
      <style:text-properties style:font-name="Arial" fo:font-size="44pt" style:font-size-asian="44pt" style:font-size-complex="44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font-name="Arial"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loext:graphic-properties draw:fill-color="#cccccc"/>
      <style:paragraph-properties fo:text-align="center" style:writing-mode="lr-tb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-color="#cccccc"/>
      <style:paragraph-properties fo:text-align="center" style:writing-mode="lr-tb"/>
      <style:text-properties fo:font-size="18pt"/>
    </style:style>
    <style:style style:name="P11" style:family="paragraph">
      <loext:graphic-properties draw:opacity="0%"/>
      <style:paragraph-properties fo:text-align="center" style:writing-mode="lr-tb"/>
      <style:text-properties style:font-name="Arial" fo:font-size="24pt" style:font-size-asian="24pt" style:font-size-complex="24pt"/>
    </style:style>
    <style:style style:name="P12" style:family="paragraph">
      <loext:graphic-properties draw:fill-color="#dddddd" draw:opacity="100%"/>
      <style:paragraph-properties fo:text-align="center"/>
    </style:style>
    <style:style style:name="P13" style:family="paragraph">
      <style:paragraph-properties fo:text-align="center"/>
      <style:text-properties style:font-name="Arial" fo:font-size="36pt" style:font-size-asian="36pt" style:font-size-complex="36pt"/>
    </style:style>
    <style:style style:name="P14" style:family="paragraph">
      <loext:graphic-properties draw:fill-color="#ffffff" draw:opacity="0%"/>
      <style:paragraph-properties fo:text-align="center" style:writing-mode="lr-tb"/>
      <style:text-properties style:font-name="Arial" fo:font-size="36pt" style:font-size-asian="36pt" style:font-size-complex="36pt"/>
    </style:style>
    <style:style style:name="P15" style:family="paragraph">
      <style:paragraph-properties fo:text-align="center"/>
      <style:text-properties style:font-name="Arial" fo:font-size="26pt" style:font-size-asian="26pt" style:font-size-complex="26pt"/>
    </style:style>
    <style:style style:name="P16" style:family="paragraph">
      <loext:graphic-properties draw:fill-color="#dddddd"/>
      <style:paragraph-properties fo:text-align="center" style:writing-mode="lr-tb"/>
      <style:text-properties style:font-name="Arial" fo:font-size="26pt" style:font-size-asian="26pt" style:font-size-complex="26pt"/>
    </style:style>
    <style:style style:name="P17" style:family="paragraph">
      <style:paragraph-properties fo:text-align="center"/>
      <style:text-properties style:font-name="Arial" fo:font-size="22pt" style:font-size-asian="22pt" style:font-size-complex="22pt"/>
    </style:style>
    <style:style style:name="P18" style:family="paragraph">
      <loext:graphic-properties draw:fill-color="#ffffff"/>
      <style:paragraph-properties fo:text-align="center" style:writing-mode="lr-tb"/>
      <style:text-properties style:font-name="Arial" fo:font-size="22pt" style:font-size-asian="22pt" style:font-size-complex="22pt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Arial" fo:font-size="24pt" style:font-size-asian="24pt" style:font-size-complex="24pt"/>
    </style:style>
    <style:style style:name="P20" style:family="paragraph">
      <loext:graphic-properties draw:fill-color="#ff0000"/>
      <style:paragraph-properties fo:text-align="center" style:writing-mode="lr-tb"/>
    </style:style>
    <style:style style:name="P21" style:family="paragraph">
      <style:paragraph-properties fo:text-align="center"/>
      <style:text-properties style:font-name="Arial" fo:font-size="50pt" style:font-size-asian="50pt" style:font-size-complex="50pt"/>
    </style:style>
    <style:style style:name="P22" style:family="paragraph">
      <loext:graphic-properties draw:fill-color="#cccccc"/>
      <style:paragraph-properties fo:text-align="center" style:writing-mode="lr-tb"/>
      <style:text-properties style:font-name="Arial" fo:font-size="50pt" style:font-size-asian="50pt" style:font-size-complex="50pt"/>
    </style:style>
    <style:style style:name="P23" style:family="paragraph">
      <loext:graphic-properties draw:fill-color="#729fcf"/>
      <style:paragraph-properties fo:text-align="center" style:writing-mode="lr-tb"/>
      <style:text-properties style:font-name="Arial" fo:font-size="26pt" style:font-size-asian="26pt" style:font-size-complex="26pt"/>
    </style:style>
    <style:style style:name="P24" style:family="paragraph">
      <loext:graphic-properties draw:fill-color="#81d41a"/>
      <style:paragraph-properties fo:text-align="center" style:writing-mode="lr-tb"/>
    </style:style>
    <style:style style:name="P25" style:family="paragraph">
      <style:paragraph-properties fo:text-align="center" style:writing-mode="lr-tb"/>
    </style:style>
    <style:style style:name="T1" style:family="text">
      <style:text-properties style:font-name="Arial" fo:font-size="44pt" style:font-size-asian="44pt" style:font-size-complex="44pt"/>
    </style:style>
    <style:style style:name="T2" style:family="text">
      <style:text-properties style:font-name="Arial"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style:font-name="Arial" fo:font-size="36pt" style:font-size-asian="36pt" style:font-size-complex="36pt"/>
    </style:style>
    <style:style style:name="T5" style:family="text">
      <style:text-properties style:font-name="Arial" fo:font-size="26pt" style:font-size-asian="26pt" style:font-size-complex="26pt"/>
    </style:style>
    <style:style style:name="T6" style:family="text">
      <style:text-properties style:font-name="Arial" fo:font-size="22pt" style:font-size-asian="22pt" style:font-size-complex="22pt"/>
    </style:style>
    <style:style style:name="T7" style:family="text">
      <style:text-properties style:font-name="Arial" fo:font-size="50pt" style:font-size-asian="50pt" style:font-size-complex="5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6.723cm" svg:height="4.762cm" svg:x="1.94cm" svg:y="2.381cm">
          <text:p text:style-name="P1"><text:span text:style-name="T1">Organizador de Amigos </text:span><text:span text:style-name="T1">Secretos da </text:span></text:p>
          <text:p text:style-name="P1"><text:span text:style-name="T1">Associação Dougen-Krueg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0.02cm" svg:height="3.175cm" svg:x="18.9cm" svg:y="27.636cm">
          <text:p text:style-name="P3"><text:span text:style-name="T2">BATE-PAPO COM SEU AMIGO SECRET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0.02cm" svg:height="3.175cm" svg:x="18.875cm" svg:y="23.548cm">
          <text:p text:style-name="P3"><text:span text:style-name="T2">REVELAÇÃO DO AMIGO SECRET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0.02cm" svg:height="3.175cm" svg:x="18.874cm" svg:y="15.081cm">
          <text:p text:style-name="P3"><text:span text:style-name="T2">ORGANIZE UM AMIGO SECRET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379cm" svg:height="3.528cm" svg:x="49.036cm" svg:y="2.028cm">
          <text:p text:style-name="P1"><text:span text:style-name="T1">PERFIL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0.02cm" svg:height="3.175cm" svg:x="18.874cm" svg:y="19.139cm">
          <text:p text:style-name="P6"><text:span text:style-name="T2">ENTRE EM UM AMIGO SECRETO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1.995cm" svg:height="1.764cm" svg:x="34.219cm" svg:y="2.734cm">
          <text:p text:style-name="P7">NÃO TEM UMA CONTA? CRIE!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57.4cm" svg:height="5.027cm" svg:x="1cm" svg:y="35.973cm">
          <text:p text:style-name="P9"><text:span text:style-name="T3">CONTATOS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13.178cm" svg:height="1.73cm" svg:x="23.079cm" svg:y="11.346cm">
          <text:p text:style-name="P3"><text:span text:style-name="T2">SELECIONE UMA OPÇÃO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7" draw:text-style-name="P12" draw:layer="layout" svg:width="24.165cm" svg:height="17.776cm" svg:x="17.198cm" svg:y="8.2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21.784cm" svg:height="2.734cm" svg:x="18.433cm" svg:y="3.527cm">
          <text:p text:style-name="P13"><text:span text:style-name="T4">LOGI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0.02cm" svg:height="3.175cm" svg:x="18.874cm" svg:y="19.139cm">
          <text:p text:style-name="P3"><text:span text:style-name="T2">DIGITE SUA <text:s/>SENHA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8.114cm" svg:height="2.117cm" svg:x="18.169cm" svg:y="10.23cm">
          <text:p text:style-name="P15"><text:span text:style-name="T5">USUARIO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8.114cm" svg:height="2.117cm" svg:x="18.521cm" svg:y="16.403cm">
          <text:p text:style-name="P15"><text:span text:style-name="T5">SEN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0.02cm" svg:height="3.175cm" svg:x="19.051cm" svg:y="13.053cm">
          <text:p text:style-name="P3"><text:span text:style-name="T2">DIGITE SEU USUARIO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6.615cm" svg:height="1.676cm" svg:x="26.218cm" svg:y="23.452cm">
          <text:p text:style-name="P17"><text:span text:style-name="T6">ENTRA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0.02cm" svg:height="3.175cm" svg:x="19.051cm" svg:y="13.053cm">
          <text:p text:style-name="P3"><text:span text:style-name="T2">DIGITE SEU USUARI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0.02cm" svg:height="3.175cm" svg:x="19.051cm" svg:y="13.053cm">
          <text:p text:style-name="P3"><text:span text:style-name="T2">DIGITE SEU USUARIO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57.4cm" svg:height="5.027cm" svg:x="1cm" svg:y="35.973cm">
          <text:p text:style-name="P9"><text:span text:style-name="T3">CONTATOS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1" draw:text-style-name="P12" draw:layer="layout" svg:width="45.068cm" svg:height="24.342cm" svg:x="8.201cm" svg:y="9.43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21.784cm" svg:height="2.734cm" svg:x="19.051cm" svg:y="4.497cm">
          <text:p text:style-name="P13"><text:span text:style-name="T4">CRIAR CONTA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0.02cm" svg:height="3.202cm" svg:x="9.878cm" svg:y="18.952cm">
          <text:p text:style-name="P3"><text:span text:style-name="T2">DIGITE SUA CEP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8.114cm" svg:height="2.135cm" svg:x="8.997cm" svg:y="10.505cm">
          <text:p text:style-name="P15"><text:span text:style-name="T5">N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draw:layer="layout" svg:width="8.114cm" svg:height="2.134cm" svg:x="8.342cm" svg:y="16.687cm">
          <text:p text:style-name="P15"><text:span text:style-name="T5">CPF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0.02cm" svg:height="3.202cm" svg:x="32.015cm" svg:y="24.966cm">
          <text:p text:style-name="P3"><text:span text:style-name="T2">DIGITE SUA SENHA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0.02cm" svg:height="3.201cm" svg:x="32.368cm" svg:y="18.828cm">
          <text:p text:style-name="P3"><text:span text:style-name="T2">DIGITE SEU ENDEREÇO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0.02cm" svg:height="3.202cm" svg:x="9.702cm" svg:y="12.55cm">
          <text:p text:style-name="P3"><text:span text:style-name="T2">DIGITE SEU NOME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0.055cm" svg:height="1.69cm" svg:x="26.195cm" svg:y="31.02cm">
          <text:p text:style-name="P17"><text:span text:style-name="T6">CADASTRAR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8.114cm" svg:height="2.135cm" svg:x="31.038cm" svg:y="16.513cm">
          <text:p text:style-name="P15"><text:span text:style-name="T5">ENDEREÇO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8.114cm" svg:height="2.134cm" svg:x="8.643cm" svg:y="22.559cm">
          <text:p text:style-name="P15"><text:span text:style-name="T5">TELEFONE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8.114cm" svg:height="2.134cm" svg:x="30.869cm" svg:y="22.647cm">
          <text:p text:style-name="P15"><text:span text:style-name="T5">SENHA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0.02cm" svg:height="3.202cm" svg:x="9.525cm" svg:y="25.055cm">
          <text:p text:style-name="P3"><text:span text:style-name="T2">DIGITE SEU TELEFONE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8.114cm" svg:height="2.135cm" svg:x="32.192cm" svg:y="10.417cm">
          <text:p text:style-name="P15"><text:span text:style-name="T5">USUÁ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20.02cm" svg:height="3.202cm" svg:x="32.279cm" svg:y="12.867cm">
          <text:p text:style-name="P3"><text:span text:style-name="T2">DIGITE SEU USUÁRIO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57.4cm" svg:height="5.027cm" svg:x="1cm" svg:y="35.973cm">
          <text:p text:style-name="P9"><text:span text:style-name="T3">CONTATOS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7" draw:text-style-name="P12" draw:layer="layout" svg:width="24.165cm" svg:height="24.253cm" svg:x="17.198cm" svg:y="8.20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21.784cm" svg:height="2.734cm" svg:x="18.433cm" svg:y="3.527cm">
          <text:p text:style-name="P13"><text:span text:style-name="T4">REDEFINIR SENHA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0.02cm" svg:height="3.175cm" svg:x="18.874cm" svg:y="19.139cm">
          <text:p text:style-name="P3"><text:span text:style-name="T2">DIGITE SUA NOVA SENHA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8.114cm" svg:height="2.117cm" svg:x="18.169cm" svg:y="10.23cm">
          <text:p text:style-name="P15"><text:span text:style-name="T5">USUARIO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8.114cm" svg:height="2.117cm" svg:x="18.521cm" svg:y="16.403cm">
          <text:p text:style-name="P15"><text:span text:style-name="T5">NOVA SEN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0.02cm" svg:height="3.175cm" svg:x="19.051cm" svg:y="13.053cm">
          <text:p text:style-name="P3"><text:span text:style-name="T2">DIGITE SEU USUARIO</text:span>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6.615cm" svg:height="1.676cm" svg:x="26.458cm" svg:y="29.546cm">
          <text:p text:style-name="P17"><text:span text:style-name="T6">REDEFINI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0.02cm" svg:height="3.175cm" svg:x="19.051cm" svg:y="13.053cm">
          <text:p text:style-name="P3"><text:span text:style-name="T2">DIGITE SEU USUARI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0.02cm" svg:height="3.175cm" svg:x="19.051cm" svg:y="13.053cm">
          <text:p text:style-name="P3"><text:span text:style-name="T2">DIGITE SEU USUARIO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12.083cm" svg:height="2.117cm" svg:x="19.226cm" svg:y="22.841cm">
          <text:p text:style-name="P15"><text:span text:style-name="T5">REDIGITE A NOVA SEN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0.02cm" svg:height="3.175cm" svg:x="19.315cm" svg:y="25.048cm">
          <text:p text:style-name="P3"><text:span text:style-name="T2">REDIGITE SUA NOVA SENHA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57.4cm" svg:height="5.027cm" svg:x="1cm" svg:y="35.973cm">
          <text:p text:style-name="P9"><text:span text:style-name="T3">CONTATOS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2" draw:layer="layout" svg:width="26.723cm" svg:height="4.762cm" svg:x="1.94cm" svg:y="2.381cm">
          <text:p text:style-name="P1"><text:span text:style-name="T1">PERFIL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0.02cm" svg:height="3.175cm" svg:x="19.113cm" svg:y="20.008cm">
          <text:p text:style-name="P3"><text:span text:style-name="T2">USUÁRIO (EDITÁVEL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0.02cm" svg:height="3.175cm" svg:x="3.965cm" svg:y="12.639cm">
          <text:p text:style-name="P3"><text:span text:style-name="T2">NOME</text:span></text:p>
          <draw:enhanced-geometry svg:viewBox="0 0 21600 21600" draw:type="rectangle" draw:enhanced-path="M 0 0 L 21600 0 21600 21600 0 21600 0 0 Z N"/>
        </draw:custom-shape>
        <draw:custom-shape draw:style-name="gr2" draw:text-style-name="P19" draw:layer="layout" svg:width="20.02cm" svg:height="3.175cm" svg:x="34.138cm" svg:y="12.27cm">
          <text:p text:style-name="P6"><text:span text:style-name="T2">CPF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57.4cm" svg:height="5.027cm" svg:x="1cm" svg:y="35.973cm">
          <text:p text:style-name="P9"><text:span text:style-name="T3">CONTATOS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9.841cm" svg:height="1.73cm" svg:x="2.065cm" svg:y="10.125cm">
          <text:p text:style-name="P3"><text:span text:style-name="T2">N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9.841cm" svg:height="1.73cm" svg:x="32.493cm" svg:y="9.972cm">
          <text:p text:style-name="P3"><text:span text:style-name="T2">CP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9.841cm" svg:height="1.73cm" svg:x="23.495cm" svg:y="17.138cm">
          <text:p text:style-name="P3"><text:span text:style-name="T2">USUÁ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draw:layer="layout" svg:width="9.841cm" svg:height="1.73cm" svg:x="1cm" svg:y="24.779cm">
          <text:p text:style-name="P3"><text:span text:style-name="T2">TELEF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0.02cm" svg:height="3.175cm" svg:x="3.958cm" svg:y="26.43cm">
          <text:p text:style-name="P3"><text:span text:style-name="T2">TELEFONE (EDITÁVEL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0.02cm" svg:height="3.175cm" svg:x="34.745cm" svg:y="26.271cm">
          <text:p text:style-name="P3"><text:span text:style-name="T2">ENDEREÇO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9.841cm" svg:height="1.73cm" svg:x="31.869cm" svg:y="24.379cm">
          <text:p text:style-name="P3"><text:span text:style-name="T2">ENDEREÇ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1" draw:text-style-name="P2" draw:layer="layout" svg:width="26.723cm" svg:height="4.762cm" svg:x="1.94cm" svg:y="2.381cm">
          <text:p text:style-name="P1"><text:span text:style-name="T1">CRIE E ORGANIZE SEU</text:span></text:p>
          <text:p text:style-name="P1"><text:span text:style-name="T1">AMIGO SECRET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379cm" svg:height="3.528cm" svg:x="49.036cm" svg:y="2.028cm">
          <text:p text:style-name="P1"><text:span text:style-name="T1">PERFIL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57.4cm" svg:height="5.027cm" svg:x="1cm" svg:y="35.973cm">
          <text:p text:style-name="P9"><text:span text:style-name="T3">CONTATOS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45.068cm" svg:height="18.867cm" svg:x="8.201cm" svg:y="10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6" draw:layer="layout" svg:width="15.918cm" svg:height="2.135cm" svg:x="23.83cm" svg:y="10.907cm">
          <text:p text:style-name="P15"><text:span text:style-name="T5">NOME DO AMIGO SECR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20.02cm" svg:height="3.202cm" svg:x="20.533cm" svg:y="18.537cm">
          <text:p text:style-name="P3"><text:span text:style-name="T2">DIGITE A DATA DE REVELAÇÃO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0.02cm" svg:height="3.202cm" svg:x="20.686cm" svg:y="12.951cm">
          <text:p text:style-name="P3"><text:span text:style-name="T2">DIGITE O NOME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10.055cm" svg:height="1.69cm" svg:x="25.874cm" svg:y="26.45cm">
          <text:p text:style-name="P17"><text:span text:style-name="T6">CRIAR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8.114cm" svg:height="1.426cm" svg:x="26.93cm" svg:y="16.534cm">
          <text:p text:style-name="P15"><text:span text:style-name="T5">DATA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47.404cm" svg:height="2.089cm" svg:x="6.67cm" svg:y="33.354cm">
          <text:p text:style-name="P7">DEPOIS DE CRIADO, NÃO É POSSÍVEL EDITAR O AMIGO SECRETO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1" draw:text-style-name="P2" draw:layer="layout" svg:width="26.723cm" svg:height="4.762cm" svg:x="1.94cm" svg:y="2.381cm">
          <text:p text:style-name="P1"><text:span text:style-name="T1">ENTRE EM UM AMIGO SECRETO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379cm" svg:height="3.528cm" svg:x="49.036cm" svg:y="2.028cm">
          <text:p text:style-name="P1"><text:span text:style-name="T1">PERFIL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11.995cm" svg:height="1.764cm" svg:x="34.219cm" svg:y="2.734cm">
          <text:p text:style-name="P9"><text:span text:style-name="T3">NÃO TEM UMA CONTA? CRIE!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57.4cm" svg:height="5.027cm" svg:x="1cm" svg:y="35.973cm">
          <text:p text:style-name="P9"><text:span text:style-name="T3">CONTATOS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0.778cm" svg:height="2.653cm" svg:x="19.391cm" svg:y="12.588cm">
          <text:p text:style-name="P3"><text:span text:style-name="T2">DIGITE O CÓDIGO DO AMIGO SECRETO</text:span></text:p>
          <text:p text:style-name="P3"><text:span text:style-name="T2">QUE DESEJA ENTRAR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37.924cm" svg:height="4.761cm" svg:x="10.663cm" svg:y="16.758cm">
          <text:p text:style-name="P3"><text:span text:style-name="T2">DIGETE O CÓDIGO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1" draw:text-style-name="P2" draw:layer="layout" svg:width="26.723cm" svg:height="4.762cm" svg:x="1.94cm" svg:y="2.381cm">
          <text:p text:style-name="P1"><text:span text:style-name="T1">DETALHES DO</text:span></text:p>
          <text:p text:style-name="P1"><text:span text:style-name="T1">&lt;NOME DO AMIGO SECRETO&gt;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379cm" svg:height="3.528cm" svg:x="49.036cm" svg:y="2.028cm">
          <text:p text:style-name="P1"><text:span text:style-name="T1">PERFIL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57.4cm" svg:height="5.027cm" svg:x="1cm" svg:y="35.973cm">
          <text:p text:style-name="P9"><text:span text:style-name="T3">CONTATOS</text:span>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45.068cm" svg:height="18.225cm" svg:x="7.398cm" svg:y="12.40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15.918cm" svg:height="2.315cm" svg:x="22.706cm" svg:y="12.841cm">
          <text:p text:style-name="P15"><text:span text:style-name="T5">NOME DO AMIGO SECR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20.02cm" svg:height="3.471cm" svg:x="19.635cm" svg:y="22.01cm">
          <text:p text:style-name="P3"><text:span text:style-name="T2">DATA DE REVELAÇÃO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20.02cm" svg:height="3.472cm" svg:x="19.562cm" svg:y="15.218cm">
          <text:p text:style-name="P3"><text:span text:style-name="T2">NOME</text:span></text:p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10.055cm" svg:height="1.832cm" svg:x="30.124cm" svg:y="27.147cm">
          <text:p text:style-name="P17"><text:span text:style-name="T6">CONTINUAR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12.566cm" svg:height="2.314cm" svg:x="23.286cm" svg:y="19.591cm">
          <text:p text:style-name="P15"><text:span text:style-name="T5">DATA DE REVELAÇÃO</text:span></text:p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10.055cm" svg:height="1.832cm" svg:x="18.98cm" svg:y="27.147cm">
          <text:p text:style-name="P17"><text:span text:style-name="T6">VOLTAR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1" draw:text-style-name="P2" draw:layer="layout" svg:width="26.723cm" svg:height="4.762cm" svg:x="1.94cm" svg:y="2.381cm">
          <text:p text:style-name="P1"><text:span text:style-name="T1">ADICIONE O SEU PRESENT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379cm" svg:height="3.528cm" svg:x="49.036cm" svg:y="2.028cm">
          <text:p text:style-name="P1"><text:span text:style-name="T1">PERFIL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57.4cm" svg:height="5.027cm" svg:x="1cm" svg:y="35.973cm">
          <text:p text:style-name="P9"><text:span text:style-name="T3">CONTATOS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45.068cm" svg:height="11.811cm" svg:x="8.201cm" svg:y="14.72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15.918cm" svg:height="2.315cm" svg:x="8.997cm" svg:y="15.886cm">
          <text:p text:style-name="P15"><text:span text:style-name="T5">TIPO DO PRES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draw:layer="layout" svg:width="20.02cm" svg:height="3.472cm" svg:x="9.702cm" svg:y="18.103cm">
          <text:p text:style-name="P3"><text:span text:style-name="T2">TIPO DE PRESENTE</text:span></text:p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10.055cm" svg:height="1.832cm" svg:x="25.714cm" svg:y="23.618cm">
          <text:p text:style-name="P17"><text:span text:style-name="T6">ENTRAR</text:span></text:p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11.985cm" svg:height="2.315cm" svg:x="32.192cm" svg:y="15.791cm">
          <text:p text:style-name="P15"><text:span text:style-name="T5">NOME DO PRESEN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4" draw:layer="layout" svg:width="20.02cm" svg:height="3.472cm" svg:x="32.279cm" svg:y="18.447cm">
          <text:p text:style-name="P3"><text:span text:style-name="T2">NOME DO PRESENTE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custom-shape draw:style-name="gr1" draw:text-style-name="P2" draw:layer="layout" svg:width="26.723cm" svg:height="4.762cm" svg:x="1.94cm" svg:y="2.381cm">
          <text:p text:style-name="P1"><text:span text:style-name="T1">REVELAÇÃO DO AMIGO SECRETO 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4.198cm" svg:height="3.175cm" svg:x="21.632cm" svg:y="29.943cm">
          <text:p text:style-name="P3"><text:span text:style-name="T2">VOLTA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0.02cm" svg:height="3.175cm" svg:x="18.763cm" svg:y="13.538cm">
          <text:p text:style-name="P3"><text:span text:style-name="T2">VOCE GANHOU UM PRESENTE DE &lt;USUARIO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8.379cm" svg:height="3.528cm" svg:x="49.036cm" svg:y="2.028cm">
          <text:p text:style-name="P1"><text:span text:style-name="T1">PERFIL</text:span></text:p>
          <draw:enhanced-geometry svg:viewBox="0 0 21600 21600" draw:type="rectangle" draw:enhanced-path="M 0 0 L 21600 0 21600 21600 0 21600 0 0 Z N"/>
        </draw:custom-shape>
        <draw:custom-shape draw:style-name="gr2" draw:text-style-name="P19" draw:layer="layout" svg:width="20.02cm" svg:height="3.175cm" svg:x="18.708cm" svg:y="17.816cm">
          <text:p text:style-name="P6"><text:span text:style-name="T2">UM(A) &lt;NOME DO PRESENTE&gt;!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57.4cm" svg:height="5.027cm" svg:x="1cm" svg:y="35.973cm">
          <text:p text:style-name="P9"><text:span text:style-name="T3">CONTATOS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custom-shape draw:style-name="gr35" draw:text-style-name="P22" draw:layer="layout" svg:width="56.004cm" svg:height="28.31cm" svg:x="1.94cm" svg:y="6.615cm">
          <text:p text:style-name="P21"><text:span text:style-name="T7">CAIXA DA CONVERSA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48.893cm" svg:height="2.557cm" svg:x="1.819cm" svg:y="36.513cm">
          <text:p text:style-name="P15"><text:span text:style-name="T5">DIGITE SEU TEXTO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3.881cm" svg:height="2.557cm" svg:x="52.74cm" svg:y="36.337cm">
          <text:p text:style-name="P7">ENVIAR</text:p>
          <draw:enhanced-geometry svg:viewBox="0 0 21600 21600" draw:type="rectangle" draw:enhanced-path="M 0 0 L 21600 0 21600 21600 0 21600 0 0 Z N"/>
        </draw:custom-shape>
        <draw:custom-shape draw:style-name="gr38" draw:text-style-name="P25" draw:layer="layout" svg:width="1.934cm" svg:height="1.737cm" svg:x="3.358cm" svg:y="8.405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39" draw:text-style-name="P25" draw:layer="layout" svg:width="47.116cm" svg:height="4.276cm" svg:x="7.022cm" svg:y="8.49cm">
          <text:p text:style-name="P7">MENSAGEM DA PESSOA 2</text:p>
          <draw:enhanced-geometry svg:viewBox="0 0 21600 21600" draw:type="rectangle" draw:enhanced-path="M 0 0 L 21600 0 21600 21600 0 21600 0 0 Z N"/>
        </draw:custom-shape>
        <draw:custom-shape draw:style-name="gr40" draw:text-style-name="P25" draw:layer="layout" svg:width="1.934cm" svg:height="1.736cm" svg:x="3.51cm" svg:y="15.814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41" draw:text-style-name="P25" draw:layer="layout" svg:width="47.116cm" svg:height="2.582cm" svg:x="7.429cm" svg:y="15.73cm">
          <text:p text:style-name="P7">MENSAGEM DA PESSOA 2</text:p>
          <draw:enhanced-geometry svg:viewBox="0 0 21600 21600" draw:type="rectangle" draw:enhanced-path="M 0 0 L 21600 0 21600 21600 0 21600 0 0 Z N"/>
        </draw:custom-shape>
        <draw:custom-shape draw:style-name="gr38" draw:text-style-name="P25" draw:layer="layout" svg:width="1.934cm" svg:height="1.737cm" svg:x="53.12cm" svg:y="22.037cm">
          <text:p text:style-name="P7">USR</text:p>
          <draw:enhanced-geometry svg:viewBox="0 0 21600 21600" draw:type="rectangle" draw:enhanced-path="M 0 0 L 21600 0 21600 21600 0 21600 0 0 Z N"/>
        </draw:custom-shape>
        <draw:custom-shape draw:style-name="gr42" draw:text-style-name="P25" draw:layer="layout" svg:width="46.964cm" svg:height="5.123cm" svg:x="4.121cm" svg:y="21.826cm">
          <text:p text:style-name="P7">MENSAGEM DO USUÁRIO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379cm" svg:height="3.528cm" svg:x="49.036cm" svg:y="2.028cm">
          <text:p text:style-name="P1"><text:span text:style-name="T1">PERFIL</text:span>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26.723cm" svg:height="3.572cm" svg:x="1.94cm" svg:y="2.381cm">
          <text:p text:style-name="P1"><text:span text:style-name="T1">BATE-PAPO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IBM Plex Sans Devanagari" style:font-family-complex="'IBM Plex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9:46:54.491759965</meta:creation-date>
    <dc:date>2024-03-20T19:40:00.009086316</dc:date>
    <meta:editing-duration>PT23H18M2S</meta:editing-duration>
    <meta:editing-cycles>61</meta:editing-cycles>
    <meta:generator>LibreOffice/7.6.5.2$Linux_X86_64 LibreOffice_project/60$Build-2</meta:generator>
    <meta:document-statistic meta:object-count="111"/>
  </office:meta>
</office:document-meta>
</file>